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dvTT5235d5a9" svg:font-family="AdvTT5235d5a9" style:font-family-generic="roman" style:font-pitch="variable"/>
    <style:font-face style:name="AdvTT5235d5a9+20" svg:font-family="AdvTT5235d5a9+20" style:font-family-generic="roman" style:font-pitch="variable"/>
    <style:font-face style:name="AdvTT5235d5a9+fb" svg:font-family="AdvTT5235d5a9+fb" style:font-family-generic="roman" style:font-pitch="variable"/>
    <style:font-face style:name="CMSY10" svg:font-family="CMSY10" style:font-family-generic="roman" style:font-pitch="variable"/>
    <style:font-face style:name="Liberation Serif" svg:font-family="'Liberation Serif'" style:font-family-generic="roman" style:font-pitch="variable"/>
    <style:font-face style:name="NimbusRomNo9L-Regu" svg:font-family="NimbusRomNo9L-Regu" style:font-family-generic="roman" style:font-pitch="variable"/>
    <style:font-face style:name="Times New Roman" svg:font-family="'Times New Roman'"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232fc" officeooo:paragraph-rsid="001232fc"/>
    </style:style>
    <style:style style:name="P2" style:family="paragraph" style:parent-style-name="Standard">
      <style:text-properties officeooo:rsid="0013d002" officeooo:paragraph-rsid="0013d002"/>
    </style:style>
    <style:style style:name="P3" style:family="paragraph" style:parent-style-name="Standard">
      <style:text-properties officeooo:paragraph-rsid="001232fc"/>
    </style:style>
    <style:style style:name="P4" style:family="paragraph" style:parent-style-name="Standard">
      <style:text-properties style:font-name="Times New Roman" fo:font-size="12pt" officeooo:rsid="001232fc" officeooo:paragraph-rsid="001232fc" style:font-size-asian="12pt" style:font-size-complex="12pt"/>
    </style:style>
    <style:style style:name="P5" style:family="paragraph" style:parent-style-name="Standard">
      <style:text-properties style:font-name="Times New Roman" fo:font-size="12pt" officeooo:paragraph-rsid="001232fc" style:font-size-asian="12pt" style:font-size-complex="12pt"/>
    </style:style>
    <style:style style:name="P6" style:family="paragraph" style:parent-style-name="Standard">
      <style:text-properties officeooo:rsid="00168a67" officeooo:paragraph-rsid="00168a67"/>
    </style:style>
    <style:style style:name="P7" style:family="paragraph" style:parent-style-name="Standard">
      <style:text-properties officeooo:rsid="001232fc" officeooo:paragraph-rsid="001232fc"/>
    </style:style>
    <style:style style:name="P8" style:family="paragraph" style:parent-style-name="Standard">
      <style:paragraph-properties fo:text-align="start" style:justify-single-word="false"/>
    </style:style>
    <style:style style:name="P9" style:family="paragraph" style:parent-style-name="Standard">
      <style:text-properties style:font-name="Times New Roman" fo:font-size="12pt" officeooo:paragraph-rsid="001232fc" style:font-size-asian="12pt" style:font-size-complex="12pt"/>
    </style:style>
    <style:style style:name="P10" style:family="paragraph" style:parent-style-name="Standard">
      <style:text-properties style:font-name="Times New Roman" fo:font-size="12pt" officeooo:rsid="001232fc" officeooo:paragraph-rsid="001232fc" style:font-size-asian="12pt" style:font-size-complex="12pt"/>
    </style:style>
    <style:style style:name="P11" style:family="paragraph" style:parent-style-name="Standard">
      <style:text-properties officeooo:rsid="001940ed" officeooo:paragraph-rsid="001940ed" style:language-asian="ja" style:country-asian="JP"/>
    </style:style>
    <style:style style:name="P12" style:family="paragraph" style:parent-style-name="Standard">
      <style:text-properties fo:language="pt" fo:country="BR" officeooo:rsid="001bc349" officeooo:paragraph-rsid="001bc349"/>
    </style:style>
    <style:style style:name="P13" style:family="paragraph" style:parent-style-name="Standard">
      <style:text-properties fo:language="pt" fo:country="BR" officeooo:rsid="001dcae8" officeooo:paragraph-rsid="001dcae8"/>
    </style:style>
    <style:style style:name="P14" style:family="paragraph" style:parent-style-name="Standard">
      <style:text-properties officeooo:rsid="001e21bc" officeooo:paragraph-rsid="001e21bc"/>
    </style:style>
    <style:style style:name="P15" style:family="paragraph" style:parent-style-name="Standard">
      <style:text-properties officeooo:paragraph-rsid="001dcae8"/>
    </style:style>
    <style:style style:name="T1" style:family="text">
      <style:text-properties officeooo:rsid="001232fc"/>
    </style:style>
    <style:style style:name="T2" style:family="text">
      <style:text-properties style:font-name="Times New Roman" fo:font-size="12pt" style:font-size-asian="12pt" style:font-size-complex="12pt"/>
    </style:style>
    <style:style style:name="T3" style:family="text">
      <style:text-properties fo:color="#000000"/>
    </style:style>
    <style:style style:name="T4" style:family="text">
      <style:text-properties fo:color="#000000" officeooo:rsid="001232fc"/>
    </style:style>
    <style:style style:name="T5" style:family="text">
      <style:text-properties fo:font-style="italic" style:font-style-asian="italic"/>
    </style:style>
    <style:style style:name="T6" style:family="text">
      <style:text-properties fo:language="pt" fo:country="BR"/>
    </style:style>
    <style:style style:name="T7" style:family="text">
      <style:text-properties fo:language="pt" fo:country="BR" officeooo:rsid="001232fc"/>
    </style:style>
    <style:style style:name="T8" style:family="text">
      <style:text-properties fo:language="pt" fo:country="BR" officeooo:rsid="001d4258"/>
    </style:style>
    <style:style style:name="T9" style:family="text">
      <style:text-properties fo:language="pt" fo:country="BR" officeooo:rsid="001dcae8"/>
    </style:style>
    <style:style style:name="T10" style:family="text">
      <style:text-properties fo:language="pt" fo:country="BR" officeooo:rsid="001e21bc"/>
    </style:style>
    <style:style style:name="T11" style:family="text">
      <style:text-properties style:font-name="NimbusRomNo9L-Regu" fo:font-size="11pt" style:font-size-asian="11pt"/>
    </style:style>
    <style:style style:name="T12" style:family="text">
      <style:text-properties officeooo:rsid="001e21bc"/>
    </style:style>
    <style:style style:name="T13" style:family="text">
      <style:text-properties style:text-position="super 58%"/>
    </style:style>
    <style:style style:name="T14" style:family="text">
      <style:text-properties style:text-position="super 58%" fo:language="pt" fo:country="BR"/>
    </style:style>
    <style:style style:name="T15"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9">Alunos: </text:span><text:span text:style-name="T10">Jonas Soares Rangel - 170146804 / </text:span>Otto von Sperling - </text:p>
      <text:p text:style-name="P13"/>
      <text:p text:style-name="P1"/>
      <text:p text:style-name="P1">1. Introdução</text:p>
      <text:p text:style-name="P1"/>
      <text:p text:style-name="P1">2.1 - SOCIAL MEDIA MINING FOR PUBLIC HEALTH MONITORING AND SURVEILLANCE</text:p>
      <text:p text:style-name="P1">2.1.1 – Qualifying factors</text:p>
      <text:p text:style-name="P2">This article covers Sentiment Analysis and Richer Language understanding related to Social Media Mining</text:p>
      <text:p text:style-name="P1">2.1.2Gaps</text:p>
      <text:p text:style-name="P1">The use of social media for health monitoring and surveillance indeed has many drawbacks</text:p>
      <text:p text:style-name="P1">and diﬃculties, particularly if done automatically. For example, traditional NLP methods that are applied to longer texts have proven to be inadequate when applied to short texts, such as those found in Twitter. Something seemingly simple, such as searching and collecting relevant postings, has also proven to be quite challenging, given the amount of data and the diverse styles and wording used by people to refer to the topic of interest in colloquial terms (semantic heterogeneity) inherent to this type of media. </text:p>
      <text:p text:style-name="P1">2.1.3 Contribution</text:p>
      <text:p text:style-name="P1"><text:span text:style-name="T10">They researched e</text:span>arly detection of disease outbreaks, <text:span text:style-name="T10">m</text:span>edication safety, including drug interactions and dietary supplement safety, <text:span text:style-name="T10">h</text:span>ealth behaviors, including diet success and smoking cessation <text:span text:style-name="T10">and i</text:span>ndividual well-being, which aﬀects mental and physical health.</text:p>
      <text:p text:style-name="P1"/>
      <text:p text:style-name="P1">2.2 - Predicting Depression via Social Media</text:p>
      <text:p text:style-name="P1">2.2.1 Qualifying Factors</text:p>
      <text:p text:style-name="P11">This article examines the potencial of <text:s/>social medi<text:span text:style-name="T6">a as a tool in detecting and predicting affective disorders in individuals.</text:span></text:p>
      <text:p text:style-name="P1">2.2.2 Gaps</text:p>
      <text:p text:style-name="P5"><text:span text:style-name="T1">However, global provisions and services for identifying, </text:span>supporting, and treating mental illness of this nature have been considered as insufficient (Detels, 2009). Although 87% of the world’s governments offer some primary care health services to tackle mental illness, 30% do not have programs, and 28% have no budget specifically identified <text:span text:style-name="T1">for mental health (Detels, 2009). In fact, there is no reliable </text:span>laboratory test for diagnosing most forms of mental illness; typically, the diagnosis is based on the patient’s selfreported experiences, behaviors reported by relatives or <text:span text:style-name="T1">friends, and a mental status examination.</text:span></text:p>
      <text:p text:style-name="P1">2.2.3 Contribution</text:p>
      <text:p text:style-name="P5"><text:span text:style-name="T9">They</text:span><text:span text:style-name="T1"> use</text:span><text:span text:style-name="T9">d</text:span><text:span text:style-name="T1"> crowdsourcing to collect (gold standard) </text:span>assessments from several hundred Twitter users who report that they have been diagnosed with clinical MDD, using the CES-D2 (Center for Epidemiologic Studies Depression <text:span text:style-name="T1">Scale) screening test. Based on the identified cohort, </text:span><text:span text:style-name="T9">they</text:span><text:span text:style-name="T1"> introduce</text:span><text:span text:style-name="T9">d</text:span><text:span text:style-name="T1"> several </text:span>measures and use them to quantify an individual’s social media behavior for a year in advance of their reported onset of depression. These include<text:span text:style-name="T9">d</text:span> measures of: user engagement and emotion, egocentric social graph, linguistic style, depressive language use, and mentions of antidepressant medications. <text:span text:style-name="T9">They</text:span> compare<text:span text:style-name="T9">d</text:span> the behaviors of the depressed user class, and the standard user class through these measures. <text:span text:style-name="T9">Their</text:span> findings indicate, for instance, that individuals with depression show lowered social activity, greater negative emotion, high self-attentional focus, increased relational and medicinal concerns, and heightened expression of religious thoughts. Further, despite having smaller egonetworks, people in the depressed class appear to belong to tightly clustered close-knit networks, and are typically highly embedded with the contacts in their egonetwork. <text:span text:style-name="T9">They</text:span> leverage<text:span text:style-name="T9">d</text:span> the multiple types of signals obtained thus to build an MDD classifier, that can predict, <text:span text:style-name="T5">ahead of MDD onset time</text:span>, whether an individual is vulnerable to depression. <text:span text:style-name="T9">Their </text:span>models show<text:span text:style-name="T9">ed</text:span> promise in predicting outcomes with an accuracy of 70% and precision of 0.74. <text:span text:style-name="T9">They</text:span> believe that this research can enable new mechanisms to identify at-risk individuals, variables related to the exacerbation of major depression, and can <text:span text:style-name="T1">frame directions on guiding valuable </text:span><text:soft-page-break/><text:span text:style-name="T1">interventions.</text:span></text:p>
      <text:p text:style-name="P4"/>
      <text:p text:style-name="P3"><text:span text:style-name="T1">2.3 - </text:span><text:span text:style-name="T2">From ADHD to SAD: Analyzing the Language of Mental Health on Twitter</text:span></text:p>
      <text:p text:style-name="P4">through Self-Reported Diagnoses</text:p>
      <text:p text:style-name="P1">2.3.1 Qualifying Factors</text:p>
      <text:p text:style-name="P14"><text:span text:style-name="T6">In this article they employed the techniques of Coppersmith et al. (2014</text:span><text:span text:style-name="T14">a</text:span><text:span text:style-name="T6">) to amass a large, diverse collection of social media and associated labels of diagnosed mental health conditions.</text:span></text:p>
      <text:p text:style-name="P1">2.3.2 Gaps</text:p>
      <text:p text:style-name="P5"><text:span text:style-name="T1">Past mental health work has largely focused on </text:span>depression, with some considering post-traumatic stress disorder (Coppersmith et al., 2014b), suicide (Tong et al., 2014; Jashinsky et al., 2014), seasonal affective disorder, and bipolar disorder (Coppersmith et al., 2014a). While these represent some of the most common mental disorders, it only begins to consider the range of mental health conditions for which social media could be utilized. Yet obtaining data for many conditions can be difficult, as previous techniques required the identification of affected individuals using traditional screening methods <text:span text:style-name="T1">(De Choudhury, 2013; Schwartz et al., 2013b).</text:span></text:p>
      <text:p text:style-name="P1">2.3.3 Contribution</text:p>
      <text:p text:style-name="P5"><text:span text:style-name="T1">In this paper </text:span><text:span text:style-name="T8">they</text:span><text:span text:style-name="T1"> employ</text:span><text:span text:style-name="T8">ed</text:span><text:span text:style-name="T1"> the techniques of Coppersmith </text:span>et al. (2014a) to amass a large, diverse collection of social media and associated labels of diagnosed mental health conditions. <text:span text:style-name="T8">They</text:span> consider<text:span text:style-name="T8">ed</text:span> the broadest range of conditions to date, many significantly less prevalent than the disorders examined previously. This test<text:span text:style-name="T8">ed</text:span> the capacity of <text:span text:style-name="T8">their</text:span> approach to scale to many mental health conditions, as well as its capability to analyze relationships between conditions. In total, <text:span text:style-name="T8">they</text:span> present<text:span text:style-name="T8">ed</text:span> results for ten conditions, including the four considered by Coppersmith et al. (2014a). To demonstrate the presence of quantifiable signals for each condition, <text:span text:style-name="T8">they</text:span> buil<text:span text:style-name="T8">t</text:span> machine learning classifiers capable of separating users with each condition from control users. Furthermore, <text:span text:style-name="T8">they </text:span><text:span text:style-name="T6">extend</text:span><text:span text:style-name="T8">ed</text:span> previous analysis by considering approximate age- and gender-matched controls, in contrast to the randomly selected controls in most past studies. Dos Reis and Culotta (2015) found demographic controls an important baseline, as they muted the strength of the measured outcomes in social media compared to a random control group. Using demographically-matched controls allo<text:span text:style-name="T8">wed them</text:span> to clarify the analysis in conditions where age is a factor, e.g., people with PTSD tend to be older than <text:span text:style-name="T1">the average user on Twitter. Using the ten conditions and control groups, </text:span><text:span text:style-name="T8">they</text:span><text:span text:style-name="T1"> </text:span>characterize<text:span text:style-name="T8">d</text:span> a broad range of differences between the groups. <text:span text:style-name="T8">They</text:span> examine<text:span text:style-name="T8">d</text:span> differences in usage patterns of categories from the Linguistic InquiryWord Count (LIWC), a widely used psychometrically validated tool for psychology-related analysis of language (Pennebaker et al., 2007; Pennebaker et al., 2001). Depression is the only condition for which considerable previous work on social media exists for comparison, and <text:span text:style-name="T8">they</text:span> largely replicate<text:span text:style-name="T8">d</text:span> those previous results. Finally, <text:span text:style-name="T8">they</text:span> examine<text:span text:style-name="T8">d</text:span> relationships between the language used by people with various conditions — a task for which comparable data has never before been available. By considering multiple conditions, <text:span text:style-name="T8">they</text:span> <text:span text:style-name="T8">could</text:span> measure similarities and differences of language usage between conditions, rather than just between a condition and the general <text:span text:style-name="T1">population.</text:span></text:p>
      <text:p text:style-name="P1"/>
      <text:p text:style-name="P3"><text:span text:style-name="T1">2.4 - </text:span><text:bookmark text:name="b87ff2ac86883ced86a0001f82b0484c-9d20537349a76f35700273ed8d647c4704366f84"/>Quantifying Mental Health Signals in Twitter </text:p>
      <text:p text:style-name="P1">2.4.1 Qualifying Factors</text:p>
      <text:p text:style-name="P12">This article aims to capture language use relevant to mental health</text:p>
      <text:p text:style-name="P1">2.4.2 Gaps</text:p>
      <text:p text:style-name="P5"><text:span text:style-name="T1">The main vehicle for studying mental health in </text:span>social media has been the use of surveys, e.g., depression battery (De Choudhury, 2013) or personality test (Schwartz et al., 2013), to determine characteristics of a user coupled with analyzing their corresponding social media data. Work in this area has mostly focused on depression (De Choudhury et al., 2013d; De Choudhury et al., 2013b; De Choudhury et al., 2013c), and the number of users is limited by those that can complete the appropriate survey. For example, De Choudhury et al. (2013d) solicited Twitter users to take the CES-D and to share their public Twitter profile, analyzing linguistic and behavioral patterns. While this type of study has produced high quality data, it is limited in size (by survey respondents) and <text:soft-page-break/>scope (to diagnoses which have a battery <text:span text:style-name="T1">amenable to administration over the internet).</text:span></text:p>
      <text:p text:style-name="P1">2.4.3 Contribution</text:p>
      <text:p text:style-name="P5"><text:span text:style-name="T9">They</text:span><text:span text:style-name="T1"> demonstrate</text:span><text:span text:style-name="T9">d</text:span><text:span text:style-name="T1"> the effectiveness of </text:span><text:span text:style-name="T9">their</text:span><text:span text:style-name="T1"> automatically </text:span>derived data by showing that statistical classifiers can differentiate users with four different mental health disorders: depression, bipolar, post traumatic stress disorder and seasonal affective disorder. <text:span text:style-name="T9">They</text:span> <text:span text:style-name="T6">conduct</text:span><text:span text:style-name="T9">ed </text:span><text:span text:style-name="T6">a</text:span> LIWC analysis of each disorder to measure deviations in each illness group from a control group, replicating previous findings for depression and providing new findings for bipolar, PTSD and SAD. <text:span text:style-name="T9">They</text:span> conduct<text:span text:style-name="T9">ed</text:span> an open-vocabulary analysis that captures language use relevant to mental <text:span text:style-name="T1">health beyond what is captured with LIWC.</text:span></text:p>
      <text:p text:style-name="P4"/>
      <text:p text:style-name="P3"><text:span text:style-name="T1">2.5 - </text:span><text:bookmark text:name="7d51ea3c0e4e44a1ee53edb2dabba814-39042f2eec132e30112a687f71116afd9028d731"/>Detecting suicidality on Twitter</text:p>
      <text:p text:style-name="P1">2.5.1 Qualifying Factors</text:p>
      <text:p text:style-name="P6">This article covers the feasibility of consistenly detecting the level of concern for individuals Twitter posts which made direct or indirect textual or audio-visual references to suicidality.</text:p>
      <text:p text:style-name="P1">2.5.2 Gaps</text:p>
      <text:p text:style-name="P5"><text:span text:style-name="T4">Given the large volume </text:span><text:span text:style-name="T3">of Twitter data, it is not yet feasible or ethical to directly contact and survey every Twitter user who may be at risk. The parameters of this risk are yet to be determined. Previous studies have collected and classified suicide-related tweets; however, data sets remain small andmodelling for automatic detection is in its infancy. Although Twittermay provide an unprecedented opportunity to identify those at risk of suicide a mechanism to intervene at both the individual and community level, valid, reliable and acceptable methods of online detection have not yet been fully established. Best practice for suicide prevention </text:span><text:span text:style-name="T4">using social media remains unclear.</text:span></text:p>
      <text:p text:style-name="P1">2.5.3 Contribution</text:p>
      <text:p text:style-name="P5"><text:span text:style-name="T1">This study </text:span><text:span text:style-name="T7">establish</text:span><text:span text:style-name="T9">ed</text:span><text:span text:style-name="T1"> the feasibility of consistently detecting </text:span>the level of concern for individuals' Twitter posts, colloquially referred to as ‘tweets’, which made direct or indirect textual or audio-visual references to suicidality. Using a set of instructions and categories, human coders aimed to do this using only the content of the tweet itself. Following this process, this study <text:span text:style-name="T9">designed</text:span> and implement<text:span text:style-name="T9">ed</text:span> an automated computer classifier that could replicate the accuracy of the human cod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dvTT5235d5a9" svg:font-family="AdvTT5235d5a9" style:font-family-generic="roman" style:font-pitch="variable"/>
    <style:font-face style:name="AdvTT5235d5a9+20" svg:font-family="AdvTT5235d5a9+20" style:font-family-generic="roman" style:font-pitch="variable"/>
    <style:font-face style:name="AdvTT5235d5a9+fb" svg:font-family="AdvTT5235d5a9+fb" style:font-family-generic="roman" style:font-pitch="variable"/>
    <style:font-face style:name="CMSY10" svg:font-family="CMSY10" style:font-family-generic="roman" style:font-pitch="variable"/>
    <style:font-face style:name="Liberation Serif" svg:font-family="'Liberation Serif'" style:font-family-generic="roman" style:font-pitch="variable"/>
    <style:font-face style:name="NimbusRomNo9L-Regu" svg:font-family="NimbusRomNo9L-Regu" style:font-family-generic="roman" style:font-pitch="variable"/>
    <style:font-face style:name="Times New Roman" svg:font-family="'Times New Roman'"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4M8S</meta:editing-duration>
    <meta:editing-cycles>9</meta:editing-cycles>
    <meta:generator>LibreOffice/6.1.5.2$Windows_X86_64 LibreOffice_project/90f8dcf33c87b3705e78202e3df5142b201bd805</meta:generator>
    <dc:date>2019-04-21T18:03:57.101000000</dc:date>
    <meta:document-statistic meta:table-count="0" meta:image-count="0" meta:object-count="0" meta:page-count="3" meta:paragraph-count="39" meta:word-count="1468" meta:character-count="9978" meta:non-whitespace-character-count="8543"/>
    <meta:user-defined meta:name="Info 1"/>
    <meta:user-defined meta:name="Info 2"/>
    <meta:user-defined meta:name="Info 3"/>
    <meta:user-defined meta:name="Info 4"/>
  </office:meta>
</office:document-meta>
</file>